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40000006463245FC7.png"/>
  <manifest:file-entry manifest:media-type="image/png" manifest:full-path="Pictures/100002010000006400000064E41F3560.png"/>
  <manifest:file-entry manifest:media-type="image/png" manifest:full-path="Pictures/1000020100000064000000649A6B7767.png"/>
  <manifest:file-entry manifest:media-type="image/png" manifest:full-path="Pictures/100002010000006400000064168D134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cm" svg:height="1.5cm" svg:x="10cm" svg:y="1.5cm">
          <text:p text:style-name="P1">Graph Manag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5cm" svg:height="2cm" svg:x="2cm" svg:y="6.5cm">
          <text:p text:style-name="P1">Graph </text:p>
          <text:p text:style-name="P1">Browsing/Edi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cm" svg:height="1.818cm" svg:x="8cm" svg:y="6.682cm">
          <text:p text:style-name="P1">Query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458cm" svg:height="2cm" svg:x="17.542cm" svg:y="3.5cm">
          <text:p text:style-name="P1">Publish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5cm" svg:height="1.5cm" svg:x="3.5cm" svg:y="4cm">
          <text:p text:style-name="P1">Consum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5cm" svg:height="3.5cm" svg:x="2cm" svg:y="9.5cm">
          <text:p text:style-name="P1">Stor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3cm" svg:height="4cm" svg:x="8cm" svg:y="9.5cm">
          <text:p text:style-name="P1">Working</text:p>
          <text:p text:style-name="P1">Mode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1" draw:layer="layout" svg:width="3cm" svg:height="3cm" svg:x="13cm" svg:y="10cm">
          <text:p text:style-name="P1">HTTP</text:p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cm" svg:height="3cm" svg:x="17cm" svg:y="10cm">
          <text:p text:style-name="P1">HTTP</text:p>
          <text:p text:style-name="P1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cm" svg:height="2cm" svg:x="14.5cm" svg:y="6.5cm">
          <text:p text:style-name="P1">Authent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458cm" svg:height="2cm" svg:x="20.042cm" svg:y="6.5cm">
          <text:p text:style-name="P1">Pos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3.526cm" svg:height="3.526cm" svg:x="11.272cm" svg:y="1.689cm">
          <draw:image xlink:href="Pictures/10000201000000640000006463245FC7.png" xlink:type="simple" xlink:show="embed" xlink:actuate="onLoad">
            <text:p/>
          </draw:image>
        </draw:frame>
        <draw:frame draw:style-name="gr3" draw:text-style-name="P1" draw:layer="layout" svg:width="3.527cm" svg:height="3.527cm" svg:x="7.973cm" svg:y="11.473cm">
          <draw:image xlink:href="Pictures/100002010000006400000064E41F3560.png" xlink:type="simple" xlink:show="embed" xlink:actuate="onLoad">
            <text:p/>
          </draw:image>
        </draw:frame>
        <draw:frame draw:style-name="gr3" draw:text-style-name="P1" draw:layer="layout" svg:width="3.527cm" svg:height="3.527cm" svg:x="2.269cm" svg:y="11.562cm">
          <draw:image xlink:href="Pictures/100002010000006400000064168D134D.png" xlink:type="simple" xlink:show="embed" xlink:actuate="onLoad">
            <text:p/>
          </draw:image>
        </draw:frame>
        <draw:frame draw:style-name="gr3" draw:text-style-name="P1" draw:layer="layout" svg:width="3.527cm" svg:height="3.527cm" svg:x="9.884cm" svg:y="6.431cm">
          <draw:image xlink:href="Pictures/1000020100000064000000649A6B776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nny Ayers</meta:initial-creator>
    <meta:creation-date>2011-02-18T08:54:31</meta:creation-date>
    <dc:date>2011-02-18T11:50:04</dc:date>
    <dc:creator>Danny Ayers</dc:creator>
    <meta:editing-duration>PT02H55M38S</meta:editing-duration>
    <meta:editing-cycles>4</meta:editing-cycles>
    <meta:generator>OpenOffice.org/3.2$Linux OpenOffice.org_project/320m19$Build-9505</meta:generator>
    <meta:document-statistic meta:object-count="15"/>
  </office:meta>
</office:document-meta>
</file>